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stlle Malting Chateau Piulsen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a Red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apils</text:p>
          </table:table-cell>
          <table:table-cell table:number-columns-repeated="2"/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table:number-columns-repeated="2"/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Munich I</text:p>
          </table:table-cell>
          <table:table-cell table:number-columns-repeated="2"/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Cara Aroma </text:p>
          </table:table-cell>
          <table:table-cell table:number-columns-repeated="2"/>
          <table:table-cell office:value-type="float" office:value="1.2" calcext:value-type="float">
            <text:p>1,2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ara Honey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Special 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bada tostada</text:p>
          </table:table-cell>
          <table:table-cell table:number-columns-repeated="2"/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Copos de aven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ked Oat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3:.D19])" office:value-type="float" office:value="43.06" calcext:value-type="float">
            <text:p>43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6:10:37.9224653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6:10:39.527441441</meta:creation-date>
    <meta:editing-duration>PT38S</meta:editing-duration>
    <meta:editing-cycles>2</meta:editing-cycles>
    <meta:generator>LibreOffice/24.2.7.2$Linux_X86_64 LibreOffice_project/420$Build-2</meta:generator>
    <dc:date>2025-12-23T16:11:15.660764047</dc:date>
    <meta:document-statistic meta:table-count="1" meta:cell-count="23" meta:object-count="0"/>
  </office:meta>
</office:document-meta>
</file>